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57871"/>
    </style:style>
    <style:style style:name="P2" style:family="paragraph" style:parent-style-name="Standard">
      <style:paragraph-properties fo:text-align="start" style:justify-single-word="false"/>
      <style:text-properties officeooo:paragraph-rsid="001804cf"/>
    </style:style>
    <style:style style:name="P3" style:family="paragraph" style:parent-style-name="Standard">
      <style:paragraph-properties fo:text-align="start" style:justify-single-word="false"/>
      <style:text-properties officeooo:rsid="00157871" officeooo:paragraph-rsid="00157871"/>
    </style:style>
    <style:style style:name="P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tyle="italic" officeooo:paragraph-rsid="001804cf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57871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6072b" officeooo:paragraph-rsid="0016072b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6072b" officeooo:paragraph-rsid="001804cf"/>
    </style:style>
    <style:style style:name="P8" style:family="paragraph" style:parent-style-name="Standard">
      <style:paragraph-properties fo:text-align="start" style:justify-single-word="false"/>
      <style:text-properties officeooo:paragraph-rsid="001e0fd4"/>
    </style:style>
    <style:style style:name="P9" style:family="paragraph" style:parent-style-name="Standard">
      <style:paragraph-properties fo:text-align="start" style:justify-single-word="false"/>
      <style:text-properties officeooo:paragraph-rsid="001f396b"/>
    </style:style>
    <style:style style:name="P10" style:family="paragraph" style:parent-style-name="Standard">
      <style:paragraph-properties fo:text-align="start" style:justify-single-word="false"/>
      <style:text-properties officeooo:paragraph-rsid="00213422"/>
    </style:style>
    <style:style style:name="P11" style:family="paragraph" style:parent-style-name="Standard">
      <style:paragraph-properties fo:text-align="start" style:justify-single-word="false"/>
      <style:text-properties officeooo:rsid="00213422" officeooo:paragraph-rsid="0021342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5690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da1eb"/>
    </style:style>
    <style:style style:name="T5" style:family="text">
      <style:text-properties style:text-underline-style="solid" style:text-underline-width="auto" style:text-underline-color="font-color" officeooo:rsid="001dcd3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ba4e5" style:font-style-asian="italic" style:font-style-complex="italic"/>
    </style:style>
    <style:style style:name="T8" style:family="text">
      <style:text-properties fo:font-style="italic" officeooo:rsid="001f396b" style:font-style-asian="italic" style:font-style-complex="italic"/>
    </style:style>
    <style:style style:name="T9" style:family="text">
      <style:text-properties fo:font-style="italic" officeooo:rsid="00213422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officeooo:rsid="0019f0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"><text:span text:style-name="T1">Blockchain Generator </text:span><text:span text:style-name="T2">und Block Chain Server</text:span><text:line-break/><text:line-break/><text:span text:style-name="T3">Vorarbeiten</text:span><text:line-break/><text:line-break/><text:span text:style-name="T3">Libs kopieren</text:span><text:line-break/><text:line-break/><text:span text:style-name="T3">Library Prererquiremts</text:span><text:line-break/><text:line-break/><text:span text:style-name="T6">ldd blockchain</text:span><text:line-break/><text:tab/>inux-vdso.so.1 (0x00007ffcc9b29000)<text:line-break/><text:tab/>libtls.so.16 =&gt; /usr/lib64/libtls.so.16 (0x00007f6c2641f000)<text:line-break/><text:tab/>libssl.so.44 =&gt; /usr/lib64/libssl.so.44 (0x00007f6c261c6000)<text:line-break/><text:tab/>libcrypto.so.42 =&gt; /usr/lib64/libcrypto.so.42 (0x00007f6c25dc0000)<text:line-break/><text:tab/>libgpgme.so.11 =&gt; /usr/lib64/libgpgme.so.11 (0x00007f6c25b7b000)<text:line-break/><text:tab/>libm.so.6 =&gt; /lib64/libm.so.6 (0x00007f6c25830000)<text:line-break/><text:tab/>libgcc_s.so.1 =&gt; /lib64/libgcc_s.so.1 (0x00007f6c25619000)<text:line-break/><text:tab/>libc.so.6 =&gt; /lib64/libc.so.6 (0x00007f6c2525d000)<text:line-break/><text:tab/>/lib64/ld-linux-x86-64.so.2 (0x00005556f4f22000)<text:line-break/><text:tab/>libresolv.so.2 =&gt; /lib64/libresolv.so.2 (0x00007f6c25046000)<text:line-break/><text:tab/>libassuan.so.0 =&gt; /usr/lib64/libassuan.so.0 (0x00007f6c24e33000)<text:line-break/><text:tab/>libgpg-error.so.0 =&gt; /usr/lib64/libgpg-error.so.0 (0x00007f6c24c13000)<text:line-break/><text:line-break/><text:span text:style-name="T6">ldd bc_server</text:span><text:line-break/><text:tab/>linux-vdso.so.1 (0x00007ffeb9d8d000)<text:line-break/><text:tab/>libtls.so.16 =&gt; /usr/lib64/libtls.so.16 (0x00007fea124a1000)<text:line-break/><text:tab/>libssl.so.44 =&gt; /usr/lib64/libssl.so.44 (0x00007fea12248000)<text:line-break/><text:tab/>libcrypto.so.42 =&gt; /lib/libcrypto.so.42 (0x00007fea11e41000)<text:line-break/><text:tab/>libgpgme.so.11 =&gt; /usr/lib64/libgpgme.so.11 (0x00007fea11bfa000)<text:line-break/><text:tab/>libpthread.so.0 =&gt; /lib64/libpthread.so.0 (0x00007fea119dd000)<text:line-break/><text:tab/>libm.so.6 =&gt; /lib64/libm.so.6 (0x00007fea116df000)<text:line-break/><text:tab/>libgcc_s.so.1 =&gt; /lib64/libgcc_s.so.1 (0x00007fea114c8000)<text:line-break/><text:tab/>libc.so.6 =&gt; /lib64/libc.so.6 (0x00007fea11125000)<text:line-break/><text:tab/>/lib64/ld-linux-x86-64.so.2 (0x000055d83b9a5000)<text:line-break/><text:tab/>libresolv.so.2 =&gt; /lib64/libresolv.so.2 (0x00007fea10f0d000)<text:line-break/><text:tab/>libassuan.so.0 =&gt; /usr/lib64/libassuan.so.0 (0x00007fea10cfa000)<text:line-break/><text:tab/>libgpg-error.so.0 =&gt; /usr/lib64/libgpg-error.so.0 (0x00007fea10adb000)<text:line-break/><text:tab/><text:line-break/><text:span text:style-name="T3">Mitgelieferte Bibliotheken </text:span><text:span text:style-name="T4">kopieren</text:span><text:line-break/><text:line-break/><text:tab/><text:span text:style-name="T10">cp -frv libs/libtls.so.16.0.1 /usr/lib64/<text:line-break/><text:tab/>ln -s /usr/lib64/libtls.so.16.0.1 /usr/lib64/libtls.so.16<text:line-break/><text:line-break/><text:tab/>cp -frv libs/libssl.so.44.0.1 /usr/lib64/<text:line-break/><text:tab/>ln -s /usr/lib64/libssl.so.44.0.1 /usr/lib64/libssl.so.44<text:line-break/><text:line-break/><text:tab/>cp -frv libs/libcrypto.so.42.0.0 /usr/lib64/<text:line-break/><text:tab/>ln -s /usr/lib64/libcrypto.so.42.0.0 /usr/lib64/libcrypto.so.42</text:span><text:line-break/><text:line-break/></text:p>
      <text:p text:style-name="P1"/>
      <text:p text:style-name="P1"/>
      <text:p text:style-name="P1"><text:soft-page-break/><text:span text:style-name="T3">GPG Keys generieren<text:line-break/><text:line-break/>ggf. alte Keys löschen</text:span><text:line-break/><text:tab/><text:line-break/><text:span text:style-name="T6"><text:tab/>rm -frv ~/.gnupg<text:line-break/><text:line-break/><text:tab/>gpg --full-gen-key<text:line-break/><text:line-break/><text:tab/>vi ~/.gnupg/gpg-agent.conf -&gt;<text:line-break/><text:tab/><text:tab/>#default-cache-ttl 18000<text:line-break/><text:tab/><text:tab/>#max-cache-ttl 86400<text:line-break/><text:tab/><text:tab/>#ignore-cache-for-signing<text:line-break/><text:tab/><text:tab/>#400 Tage<text:line-break/><text:tab/><text:tab/>default-cache-ttl 34560000<text:line-break/><text:tab/><text:tab/>max-cache-ttl 34560000<text:line-break/><text:tab/><text:tab/>#<text:line-break/><text:tab/><text:tab/>#no-allow-external-cache<text:line-break/><text:tab/><text:tab/>#extra-socket none<text:line-break/><text:tab/><text:tab/>verbose<text:line-break/><text:tab/><text:tab/>debug-level expert<text:line-break/><text:tab/><text:tab/>log-file /var/log/gpg-agent.log<text:line-break/><text:tab/><text:tab/>pinentry-program /usr/bin/pinentry<text:line-break/><text:tab/><text:tab/>scdaemon-program /usr/bin/scdaemon<text:line-break/><text:tab/><text:line-break/><text:tab/>vi ~/.gnupg/gpg.conf -&gt; hinzufügen<text:line-break/><text:tab/><text:tab/>use-agent<text:line-break/><text:tab/><text:tab/>personal-cipher-preferences AES256<text:line-break/><text:tab/><text:tab/>personal-digest-preferences SHA512<text:line-break/><text:tab/><text:tab/>cert-digest-algo SHA512<text:line-break/><text:tab/><text:tab/>default-preference-list SHA512<text:line-break/><text:line-break/><text:tab/> vi ~/.bashrc -&gt;<text:line-break/><text:tab/><text:tab/>export GPG_TTY=$(tty)<text:line-break/><text:tab/><text:tab/>unset SSH_AGENT_PID<text:line-break/><text:tab/><text:tab/>if [ "${gnupg_SSH_AUTH_SOCK_by:-0}" -ne $$ ]; then<text:line-break/><text:tab/><text:tab/>export SSH_AUTH_SOCK="$(gpgconf --list-dirs agent-ssh-socket)"<text:line-break/><text:tab/><text:tab/>fi<text:line-break/><text:line-break/><text:tab/>killall -q gpg-agent<text:line-break/><text:tab/>eval $(gpg-agent --daemon --enable-ssh-support --write-env-file "${HOME}/.gpg-agent-info")<text:line-break/><text:tab/><text:line-break/><text:tab/>gpg --list-keys</text:span><text:line-break/><text:tab/><text:line-break/><text:span text:style-name="T3">Key/Pass</text:span><text:span text:style-name="T5">word</text:span><text:span text:style-name="T3"> in den Agent laden bzw. in das Environnement</text:span><text:line-break/><text:tab/><text:line-break/><text:tab/><text:span text:style-name="T11">echo "test" | gpg --sign --encrypt --recipient E8E2C064E7536D4347B6F50E59DC1ECAC6CC0DBD --armor</text:span><text:line-break/><text:tab/><text:line-break/></text:p>
      <text:p text:style-name="P5"/>
      <text:p text:style-name="P8"><text:soft-page-break/><text:span text:style-name="T3">redis konfiguieren</text:span><text:line-break/><text:line-break/><text:tab/><text:span text:style-name="T6">/usr/local/bin/redis-server &amp;</text:span></text:p>
      <text:p text:style-name="P8"><text:span text:style-name="T6"><text:tab/>sleep 10</text:span></text:p>
      <text:p text:style-name="P8"><text:span text:style-name="T6"><text:tab/>/usr/local/bin/redis-cli config set save ""</text:span></text:p>
      <text:p text:style-name="P8"><text:span text:style-name="T6"><text:tab/>/usr/local/bin/redis-cli config set appendonly no</text:span></text:p>
      <text:p text:style-name="P8"><text:span text:style-name="T6"><text:tab/>/usr/local/bin/redis-cli config set protected-mode no</text:span></text:p>
      <text:p text:style-name="P8"><text:span text:style-name="T6"><text:tab/>swapoff -a</text:span></text:p>
      <text:p text:style-name="P8"><text:span text:style-name="T6"><text:tab/>echo 1 &gt; /proc/sys/vm/overcommit_memory</text:span></text:p>
      <text:p text:style-name="P8"><text:span text:style-name="T6"><text:tab/>echo never &gt; /sys/kernel/mm/transparent_hugepage/enabled</text:span></text:p>
      <text:p text:style-name="P8"><text:span text:style-name="T6"><text:tab/>echo 1 &gt; /proc/sys/net/ipv4/tcp_tw_reuse</text:span></text:p>
      <text:p text:style-name="P8"><text:span text:style-name="T6"><text:tab/>echo 9999 &gt; /proc/sys/net/core/somaxconn</text:span></text:p>
      <text:p text:style-name="P8"><text:span text:style-name="T6"><text:tab/>echo 100000000 &gt; /proc/sys/kernel/threads-max</text:span></text:p>
      <text:p text:style-name="P8"><text:span text:style-name="T6"><text:tab/>echo 100000000 &gt; /proc/sys/vm/max_map_count</text:span></text:p>
      <text:p text:style-name="P8"><text:span text:style-name="T6"><text:tab/>echo 1000000 &gt; /proc/sys/kernel/pid_max</text:span></text:p>
      <text:p text:style-name="P9"><text:span text:style-name="T6"><text:tab/>echo 1 &gt; /proc/sys/net/ipv4/tcp_fin_timeout</text:span><text:line-break/><text:line-break/><text:span text:style-name="T3">Blockchain Generator und Server konfiguieren.</text:span><text:line-break/><text:tab/><text:line-break/><text:tab/><text:span text:style-name="T6">vi <text:s/>/etc/blockchain/bc_server.cfg -&gt;<text:line-break/><text:tab/><text:tab/>bc_server = 127.0.0.1</text:span></text:p>
      <text:p text:style-name="P9"><text:span text:style-name="T6"><text:tab/><text:tab/>bc_server port = 888</text:span><text:span text:style-name="T8">8</text:span></text:p>
      <text:p text:style-name="P9"><text:span text:style-name="T6"><text:tab/><text:tab/>redis server = 127.0.0.1</text:span></text:p>
      <text:p text:style-name="P10"><text:span text:style-name="T6"><text:tab/><text:tab/>redis port = 6379<text:line-break/><text:line-break/><text:tab/>vi /etc/blockchain/peer_lists.cfg -&gt;<text:line-break/><text:tab/><text:tab/>172.17.190.70<text:line-break/><text:tab/><text:tab/>172.17.190.71<text:line-break/><text:tab/><text:tab/>172.17.190.72<text:line-break/><text:tab/><text:tab/>172.17.190.73<text:line-break/><text:tab/><text:tab/>172.17.190.74</text:span></text:p>
      <text:p text:style-name="P10"><text:span text:style-name="T6"><text:line-break/><text:tab/></text:span><text:span text:style-name="T9">vi /etc/blockchain/bc.cfg →</text:span></text:p>
      <text:p text:style-name="P10"><text:span text:style-name="T9"><text:tab/><text:tab/>bc_server = 127.0.0.1</text:span></text:p>
      <text:p text:style-name="P10"><text:span text:style-name="T9"><text:tab/><text:tab/>bc_server port = 8888</text:span></text:p>
      <text:p text:style-name="P10"><text:span text:style-name="T9"><text:tab/><text:tab/>redis server = 127.0.0.1</text:span></text:p>
      <text:p text:style-name="P10"><text:span text:style-name="T9"><text:tab/><text:tab/>redis port = 6379</text:span></text:p>
      <text:p text:style-name="P10"><text:span text:style-name="T9"><text:tab/><text:tab/>gpg key id = E8E2C064E7536D4347B6F50E59DC1ECAC6CC0DBD</text:span></text:p>
      <text:p text:style-name="P10"><text:span text:style-name="T6"><text:line-break/><text:tab/>cp -frv binray/blockchain /usr/bin<text:line-break/><text:line-break/><text:tab/>cp -frv binray/bc_server /usr/sbin</text:span><text:line-break/><text:tab/><text:line-break/><text:span text:style-name="T3">Beim Ersten Start der Block Chain muss der Initial (erste Block) von Hand angelegt werden. Das kann nur derjenige dem die GPG Key gehören und der Das Passwort dazu hat.</text:span><text:line-break/><text:tab/><text:line-break/><text:tab/><text:span text:style-name="T6">redis-cli flushall<text:line-break/><text:line-break/><text:tab/>#Timestamp<text:line-break/><text:tab/><text:tab/>#date +%d.%m.%Y' '%H:%M:%S.%8N<text:line-break/><text:tab/>#Previos Hash<text:line-break/><text:tab/><text:tab/>#echo -n "Prevoius Block Hash 0" | openssl sha512 | awk -F " " '{print $2}'<text:line-break/></text:span><text:soft-page-break/><text:span text:style-name="T6"><text:tab/>#hash_block 0<text:line-break/><text:tab/><text:tab/>#echo -n "Initial Blockchain Block 0 by Bit-Devil" | openssl sha512 | awk -F " " '{print $2}'<text:line-break/><text:tab/>#gpg_signature:<text:tab/><text:tab/><text:line-break/><text:tab/><text:tab/>#echo "Initial Blockchain Block 0 by Bit-Devil" | gpg --sign --encrypt --recipient E8E2C064E7536D4347B6F50E59DC1ECAC6CC0DBD --armor | awk <text:s/>'{print $0"@"} ' ORS=' '<text:line-break/><text:tab/><text:tab/><text:line-break/></text:span></text:p>
      <text:p text:style-name="P11"><text:span text:style-name="T6">Ersten Block in einem Einzeiler erstellen:</text:span></text:p>
      <text:p text:style-name="P11"><text:span text:style-name="T6"/></text:p>
      <text:p text:style-name="P10"><text:span text:style-name="T6">redis-cli flushall;redis-cli LPUSH blockchain_list "bc-id: 0 # timestamp: `date +%d.%m.%Y' '%H:%M:%S.%8N` # data: Transaktion 0 , INITIAL TRANSACTION # prevoius_hash_bc-id 0: `echo -n "Prevoius Block Hash 0" | openssl sha512 | awk -F " " '{print $2}'` # hash_block 0: `echo -n "Initial Blockchain Block 0 by Bit-Devil" | openssl sha512 | awk -F " " '{print $2}'` # gpg_signature: `echo "Initial Blockchain Block 0 by Bit-Devil" | gpg --sign --encrypt --recipient $(gpg --list-keys | head -n 4 | tail -n 1) --armor | awk <text:s/>'{print $0"@"} ' ORS=' '`"<text:line-break/><text:tab/><text:line-break/><text:tab/>redis-cli LRANGE blockchain_list 0 9999</text:span><text:line-break/><text:tab/></text:p>
      <text:p text:style-name="P6">Für die TLS verschlüsselte Netzwerkkommunikation ist es erfolrderlich</text:p>
      <text:p text:style-name="P7">ein Zertifikat zu generieren</text:p>
      <text:p text:style-name="P2"/>
      <text:p text:style-name="P4">openssl req -x509 -newkey rsa:4096 -subj "/C=DE/ST=B-W/L=ROT/O=Bit-Devil Inc./OU=Org/CN=blockchain.mo<text:span text:style-name="T12">o</text:span>re.corp" -keyout key.pem -out cert.pem -days 365</text:p>
      <text:p text:style-name="P4"><text:line-break/>openssl rsa -in key.pem -out key2.pem</text:p>
      <text:p text:style-name="P2"><text:line-break/><text:span text:style-name="T3">Blockchain Server staren</text:span><text:line-break/><text:line-break/><text:tab/><text:span text:style-name="T6">nohup bc_server &amp;</text:span><text:line-break/><text:tab/><text:line-break/><text:span text:style-name="T3">Ersten automatischen Block erzeugen</text:span><text:line-break/><text:tab/><text:line-break/><text:tab/><text:span text:style-name="T6">blockchain '</text:span><text:span text:style-name="T7">1$ Dollar Spende an Bit-Devil'</text:span><text:line-break/><text:line-break/><text:span text:style-name="T3">Vorhande Blöcke anzeigen</text:span><text:line-break/><text:line-break/><text:tab/><text:span text:style-name="T6">redis-cli LRANGE blockchain_list 0 9999</text:span><text:line-break/><text:tab/><text:line-break/><text:tab/><text:line-break/><text:tab/><text:line-break/><text:line-break/>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3:09:40.758000000</meta:creation-date>
    <dc:date>2019-04-26T08:32:15.507000000</dc:date>
    <meta:editing-duration>P6DT10H10M51S</meta:editing-duration>
    <meta:editing-cycles>10</meta:editing-cycles>
    <meta:generator>LibreOffice/6.1.0.3$Windows_X86_64 LibreOffice_project/efb621ed25068d70781dc026f7e9c5187a4decd1</meta:generator>
    <meta:document-statistic meta:table-count="0" meta:image-count="0" meta:object-count="0" meta:page-count="4" meta:paragraph-count="33" meta:word-count="623" meta:character-count="5952" meta:non-whitespace-character-count="5155"/>
  </office:meta>
</office:document-meta>
</file>